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61"/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"/>
          <table:table-cell table:style-name="ce1"/>
          <table:table-cell table:number-columns-repeated="9"/>
          <table:table-cell office:value-type="string" calcext:value-type="string">
            <text:p>Q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VE SF=2</text:p>
          </table:table-cell>
          <table:table-cell/>
          <table:table-cell table:style-name="ce1" office:value-type="string" calcext:value-type="string">
            <text:p>Local</text:p>
          </table:table-cell>
          <table:table-cell table:number-columns-repeated="5"/>
          <table:table-cell office:value-type="string" calcext:value-type="string">
            <text:p>Azur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" office:value-type="float" office:value="75478173" calcext:value-type="float">
            <text:p>7.55E+07</text:p>
          </table:table-cell>
          <table:table-cell table:style-name="ce1" office:value-type="float" office:value="113197331346.016" calcext:value-type="float">
            <text:p>1.13E+11</text:p>
          </table:table-cell>
          <table:table-cell table:style-name="ce1" office:value-type="float" office:value="107536408207.308" calcext:value-type="float">
            <text:p>1.08E+11</text:p>
          </table:table-cell>
          <table:table-cell table:style-name="ce1" office:value-type="float" office:value="111838898769.616" calcext:value-type="float">
            <text:p>1.12E+11</text:p>
          </table:table-cell>
          <table:table-cell office:value-type="float" office:value="25.5056988774585" calcext:value-type="float">
            <text:p>25.5056988775</text:p>
          </table:table-cell>
          <table:table-cell office:value-type="float" office:value="38251.8141641209" calcext:value-type="float">
            <text:p>38251.8141641209</text:p>
          </table:table-cell>
          <table:table-cell office:value-type="float" office:value="0.0500039503024182" calcext:value-type="float">
            <text:p>0.0500039503</text:p>
          </table:table-cell>
          <table:table-cell office:value-type="float" office:value="2959267" calcext:value-type="float">
            <text:p>2959267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float" office:value="1966480" calcext:value-type="float">
            <text:p>1966480</text:p>
          </table:table-cell>
          <table:table-cell table:style-name="ce1" office:value-type="float" office:value="2946114826.74001" calcext:value-type="float">
            <text:p>2.95E+09</text:p>
          </table:table-cell>
          <table:table-cell table:style-name="ce1" office:value-type="float" office:value="2798796636.15639" calcext:value-type="float">
            <text:p>2.80E+09</text:p>
          </table:table-cell>
          <table:table-cell table:style-name="ce1" office:value-type="float" office:value="2911030163.0686" calcext:value-type="float">
            <text:p>2.91E+09</text:p>
          </table:table-cell>
          <table:table-cell office:value-type="float" office:value="25.5300807519539" calcext:value-type="float">
            <text:p>25.530080752</text:p>
          </table:table-cell>
          <table:table-cell office:value-type="float" office:value="38248.3165001429" calcext:value-type="float">
            <text:p>38248.3165001429</text:p>
          </table:table-cell>
          <table:table-cell office:value-type="float" office:value="0.0499955859060349" calcext:value-type="float">
            <text:p>0.0499955859</text:p>
          </table:table-cell>
          <table:table-cell office:value-type="float" office:value="77026" calcext:value-type="float">
            <text:p>77026</text:p>
          </table:table-cell>
        </table:table-row>
        <table:table-row table:style-name="ro1">
          <table:table-cell office:value-type="string" calcext:value-type="string">
            <text:p>Query 22</text:p>
          </table:table-cell>
          <table:table-cell/>
          <table:table-cell table:style-name="ce1"/>
          <table:table-cell table:number-columns-repeated="5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ce1" office:value-type="float" office:value="149872794" calcext:value-type="float">
            <text:p>1.50E+08</text:p>
          </table:table-cell>
          <table:table-cell table:style-name="ce1" office:value-type="float" office:value="224748487430.418" calcext:value-type="float">
            <text:p>2.25E+11</text:p>
          </table:table-cell>
          <table:table-cell table:style-name="ce1" office:value-type="float" office:value="213515456947.968" calcext:value-type="float">
            <text:p>2.14E+11</text:p>
          </table:table-cell>
          <table:table-cell table:style-name="ce1" office:value-type="float" office:value="222059197400.728" calcext:value-type="float">
            <text:p>2.22E+11</text:p>
          </table:table-cell>
          <table:table-cell office:value-type="float" office:value="25.4951870162222" calcext:value-type="float">
            <text:p>25.4951870162</text:p>
          </table:table-cell>
          <table:table-cell office:value-type="float" office:value="38232.454108059" calcext:value-type="float">
            <text:p>38232.454108059</text:p>
          </table:table-cell>
          <table:table-cell office:value-type="float" office:value="0.0499791493505836" calcext:value-type="float">
            <text:p>0.0499791494</text:p>
          </table:table-cell>
          <table:table-cell office:value-type="float" office:value="5878474" calcext:value-type="float">
            <text:p>58784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61" calcext:value-type="float">
            <text:p>1761</text:p>
          </table:table-cell>
          <table:table-cell table:style-name="ce1" office:value-type="float" office:value="13282790.45" calcext:value-type="float">
            <text:p>1.33E+07</text:p>
          </table:table-cell>
          <table:table-cell table:number-columns-repeated="8"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style-name="ce1" office:value-type="float" office:value="75577628" calcext:value-type="float">
            <text:p>7.56E+07</text:p>
          </table:table-cell>
          <table:table-cell table:style-name="ce1" office:value-type="float" office:value="113351914218.164" calcext:value-type="float">
            <text:p>1.13E+11</text:p>
          </table:table-cell>
          <table:table-cell table:style-name="ce1" office:value-type="float" office:value="107688081811.492" calcext:value-type="float">
            <text:p>1.08E+11</text:p>
          </table:table-cell>
          <table:table-cell table:style-name="ce1" office:value-type="float" office:value="111994307866.222" calcext:value-type="float">
            <text:p>1.12E+11</text:p>
          </table:table-cell>
          <table:table-cell office:value-type="float" office:value="25.5121503826099" calcext:value-type="float">
            <text:p>25.5121503826</text:p>
          </table:table-cell>
          <table:table-cell office:value-type="float" office:value="38263.3215439163" calcext:value-type="float">
            <text:p>38263.3215439163</text:p>
          </table:table-cell>
          <table:table-cell office:value-type="float" office:value="0.0499797800240744" calcext:value-type="float">
            <text:p>0.04997978</text:p>
          </table:table-cell>
          <table:table-cell office:value-type="float" office:value="2962417" calcext:value-type="float">
            <text:p>29624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34" calcext:value-type="float">
            <text:p>1834</text:p>
          </table:table-cell>
          <table:table-cell table:style-name="ce1" office:value-type="float" office:value="13738217.03" calcext:value-type="float">
            <text:p>1.37E+0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23" calcext:value-type="float">
            <text:p>1923</text:p>
          </table:table-cell>
          <table:table-cell table:style-name="ce1" office:value-type="float" office:value="14453573.78" calcext:value-type="float">
            <text:p>1.45E+07</text:p>
          </table:table-cell>
          <table:table-cell table:number-columns-repeated="8"/>
          <table:table-cell office:value-type="string" calcext:value-type="string">
            <text:p>Q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05" calcext:value-type="float">
            <text:p>1805</text:p>
          </table:table-cell>
          <table:table-cell table:style-name="ce1" office:value-type="float" office:value="13566537.4" calcext:value-type="float">
            <text:p>1.36E+07</text:p>
          </table:table-cell>
          <table:table-cell table:number-columns-repeated="8"/>
          <table:table-cell office:value-type="string" calcext:value-type="string">
            <text:p>tpch_orc_2.q2_minimum_cost_supplier_tmp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859" calcext:value-type="float">
            <text:p>1859</text:p>
          </table:table-cell>
          <table:table-cell table:style-name="ce1" office:value-type="float" office:value="13932466.16" calcext:value-type="float">
            <text:p>1.39E+0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57" calcext:value-type="float">
            <text:p>1857</text:p>
          </table:table-cell>
          <table:table-cell table:style-name="ce1" office:value-type="float" office:value="13875290.88" calcext:value-type="float">
            <text:p>1.39E+07</text:p>
          </table:table-cell>
          <table:table-cell table:number-columns-repeated="8"/>
          <table:table-cell office:value-type="string" calcext:value-type="string">
            <text:p>Q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28" calcext:value-type="float">
            <text:p>1828</text:p>
          </table:table-cell>
          <table:table-cell table:style-name="ce1" office:value-type="float" office:value="13575454.94" calcext:value-type="float">
            <text:p>1.36E+07</text:p>
          </table:table-cell>
          <table:table-cell table:number-columns-repeated="8"/>
          <table:table-cell office:value-type="float" office:value="9806272" calcext:value-type="float">
            <text:p>9806272</text:p>
          </table:table-cell>
          <table:table-cell office:value-type="float" office:value="411726.1064" calcext:value-type="float">
            <text:p>411726.1064</text:p>
          </table:table-cell>
          <table:table-cell table:style-name="ce2" office:value-type="date" office:date-value="1995-03-13" calcext:value-type="date">
            <text:p>1995-03-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21</text:p>
          </table:table-cell>
          <table:table-cell office:value-type="string" calcext:value-type="string">
            <text:p>FAILED: SemanticException [Error 10001]: Line 9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7476544" calcext:value-type="float">
            <text:p>7476544</text:p>
          </table:table-cell>
          <table:table-cell office:value-type="float" office:value="406712.0604" calcext:value-type="float">
            <text:p>406712.0604</text:p>
          </table:table-cell>
          <table:table-cell table:style-name="ce2" office:value-type="date" office:date-value="1995-03-21" calcext:value-type="date">
            <text:p>1995-03-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20</text:p>
          </table:table-cell>
          <table:table-cell office:value-type="string" calcext:value-type="string">
            <text:p>FAILED: SemanticException [Error 10001]: Line 9:2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11982337" calcext:value-type="float">
            <text:p>11982337</text:p>
          </table:table-cell>
          <table:table-cell office:value-type="float" office:value="401634.9537" calcext:value-type="float">
            <text:p>401634.9537</text:p>
          </table:table-cell>
          <table:table-cell table:style-name="ce2" office:value-type="date" office:date-value="1995-02-15" calcext:value-type="date">
            <text:p>1995-02-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19</text:p>
          </table:table-cell>
          <table:table-cell office:value-type="string" calcext:value-type="string">
            <text:p>FAILED: SemanticException [Error 10001]: Line 7:2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4178471" calcext:value-type="float">
            <text:p>4178471</text:p>
          </table:table-cell>
          <table:table-cell office:value-type="float" office:value="401044.9767" calcext:value-type="float">
            <text:p>401044.9767</text:p>
          </table:table-cell>
          <table:table-cell table:style-name="ce2" office:value-type="date" office:date-value="1995-02-28" calcext:value-type="date">
            <text:p>1995-02-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18</text:p>
          </table:table-cell>
          <table:table-cell office:value-type="string" calcext:value-type="string">
            <text:p>FAILED: SemanticException [Error 10001]: Line 9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6474405" calcext:value-type="float">
            <text:p>6474405</text:p>
          </table:table-cell>
          <table:table-cell office:value-type="float" office:value="400417.0632" calcext:value-type="float">
            <text:p>400417.0632</text:p>
          </table:table-cell>
          <table:table-cell table:style-name="ce2" office:value-type="date" office:date-value="1995-03-01" calcext:value-type="date">
            <text:p>1995-03-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17</text:p>
          </table:table-cell>
          <table:table-cell office:value-type="string" calcext:value-type="string">
            <text:p>FAILED: SemanticException [Error 10001]: Line 8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9431303" calcext:value-type="float">
            <text:p>9431303</text:p>
          </table:table-cell>
          <table:table-cell office:value-type="float" office:value="399554.2284" calcext:value-type="float">
            <text:p>399554.2284</text:p>
          </table:table-cell>
          <table:table-cell table:style-name="ce2" office:value-type="date" office:date-value="1995-03-18" calcext:value-type="date">
            <text:p>1995-03-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16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Table tpch_orc_2.q16_parts_supplier_relationship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10671716" calcext:value-type="float">
            <text:p>10671716</text:p>
          </table:table-cell>
          <table:table-cell office:value-type="float" office:value="395659.8955" calcext:value-type="float">
            <text:p>395659.8955</text:p>
          </table:table-cell>
          <table:table-cell table:style-name="ce2" office:value-type="date" office:date-value="1995-02-28" calcext:value-type="date">
            <text:p>1995-02-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15</text:p>
          </table:table-cell>
          <table:table-cell office:value-type="string" calcext:value-type="string">
            <text:p>FAILED: SemanticException [Error 10001]: Line 8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8210311" calcext:value-type="float">
            <text:p>8210311</text:p>
          </table:table-cell>
          <table:table-cell office:value-type="float" office:value="393017.059" calcext:value-type="float">
            <text:p>393017.059</text:p>
          </table:table-cell>
          <table:table-cell table:style-name="ce2" office:value-type="date" office:date-value="1995-02-23" calcext:value-type="date">
            <text:p>1995-02-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14</text:p>
          </table:table-cell>
          <table:table-cell office:value-type="string" calcext:value-type="string">
            <text:p>FAILED: SemanticException [Error 10001]: Line 8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11249635" calcext:value-type="float">
            <text:p>11249635</text:p>
          </table:table-cell>
          <table:table-cell office:value-type="float" office:value="392460.4954" calcext:value-type="float">
            <text:p>392460.4954</text:p>
          </table:table-cell>
          <table:table-cell table:style-name="ce2" office:value-type="date" office:date-value="1995-02-23" calcext:value-type="date">
            <text:p>1995-02-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 13</text:p>
          </table:table-cell>
          <table:table-cell table:number-columns-repeated="7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11139108" calcext:value-type="float">
            <text:p>11139108</text:p>
          </table:table-cell>
          <table:table-cell office:value-type="float" office:value="389804.9237" calcext:value-type="float">
            <text:p>389804.9237</text:p>
          </table:table-cell>
          <table:table-cell table:style-name="ce2" office:value-type="date" office:date-value="1995-02-23" calcext:value-type="date">
            <text:p>1995-02-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02" calcext:value-type="float">
            <text:p>1000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116" calcext:value-type="float">
            <text:p>13116</text:p>
          </table:table-cell>
          <table:table-cell table:number-columns-repeated="9"/>
          <table:table-cell office:value-type="string" calcext:value-type="string">
            <text:p>Q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048" calcext:value-type="float">
            <text:p>13048</text:p>
          </table:table-cell>
          <table:table-cell table:number-columns-repeated="9"/>
          <table:table-cell office:value-type="string" calcext:value-type="string">
            <text:p>tpch_orc_2.q4_order_priority_tmp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419" calcext:value-type="float">
            <text:p>124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701" calcext:value-type="float">
            <text:p>11701</text:p>
          </table:table-cell>
          <table:table-cell table:number-columns-repeated="9"/>
          <table:table-cell office:value-type="string" calcext:value-type="string">
            <text:p>Q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351" calcext:value-type="float">
            <text:p>11351</text:p>
          </table:table-cell>
          <table:table-cell table:number-columns-repeated="9"/>
          <table:table-cell office:value-type="string" calcext:value-type="string">
            <text:p>MOZAMBIQUE</text:p>
          </table:table-cell>
          <table:table-cell table:style-name="ce1" office:value-type="float" office:value="106461959.1099" calcext:value-type="float">
            <text:p>1.06E+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946" calcext:value-type="float">
            <text:p>9946</text:p>
          </table:table-cell>
          <table:table-cell table:number-columns-repeated="9"/>
          <table:table-cell office:value-type="string" calcext:value-type="string">
            <text:p>ETHIOPIA</text:p>
          </table:table-cell>
          <table:table-cell table:style-name="ce1" office:value-type="float" office:value="101088562.0663" calcext:value-type="float">
            <text:p>1.01E+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330" calcext:value-type="float">
            <text:p>9330</text:p>
          </table:table-cell>
          <table:table-cell table:number-columns-repeated="9"/>
          <table:table-cell office:value-type="string" calcext:value-type="string">
            <text:p>ALGERIA</text:p>
          </table:table-cell>
          <table:table-cell table:style-name="ce1" office:value-type="float" office:value="99875826.9042" calcext:value-type="float">
            <text:p>9.99E+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315" calcext:value-type="float">
            <text:p>9315</text:p>
          </table:table-cell>
          <table:table-cell table:number-columns-repeated="9"/>
          <table:table-cell office:value-type="string" calcext:value-type="string">
            <text:p>MOROCCO</text:p>
          </table:table-cell>
          <table:table-cell table:style-name="ce1" office:value-type="float" office:value="97854841.8485" calcext:value-type="float">
            <text:p>9.79E+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24" calcext:value-type="float">
            <text:p>9224</text:p>
          </table:table-cell>
          <table:table-cell table:number-columns-repeated="9"/>
          <table:table-cell office:value-type="string" calcext:value-type="string">
            <text:p>KENYA</text:p>
          </table:table-cell>
          <table:table-cell table:style-name="ce1" office:value-type="float" office:value="94123880.7769001" calcext:value-type="float">
            <text:p>9.41E+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033" calcext:value-type="float">
            <text:p>90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979" calcext:value-type="float">
            <text:p>8979</text:p>
          </table:table-cell>
          <table:table-cell table:number-columns-repeated="9"/>
          <table:table-cell office:value-type="string" calcext:value-type="string">
            <text:p>Q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937" calcext:value-type="float">
            <text:p>8937</text:p>
          </table:table-cell>
          <table:table-cell table:number-columns-repeated="9"/>
          <table:table-cell table:style-name="ce1" office:value-type="float" office:value="163350894.263601" calcext:value-type="float">
            <text:p>1.63E+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924" calcext:value-type="float">
            <text:p>89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746" calcext:value-type="float">
            <text:p>8746</text:p>
          </table:table-cell>
          <table:table-cell table:number-columns-repeated="9"/>
          <table:table-cell office:value-type="string" calcext:value-type="string">
            <text:p>Q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479" calcext:value-type="float">
            <text:p>8479</text:p>
          </table:table-cell>
          <table:table-cell table:number-columns-repeated="9"/>
          <table:table-cell office:value-type="string" calcext:value-type="string">
            <text:p>KENYA</text:p>
          </table:table-cell>
          <table:table-cell office:value-type="string" calcext:value-type="string">
            <text:p>PERU</text:p>
          </table:table-cell>
          <table:table-cell office:value-type="float" office:value="1995" calcext:value-type="float">
            <text:p>1995</text:p>
          </table:table-cell>
          <table:table-cell table:style-name="ce1" office:value-type="float" office:value="97368904.0262" calcext:value-type="float">
            <text:p>9.74E+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490" calcext:value-type="float">
            <text:p>7490</text:p>
          </table:table-cell>
          <table:table-cell table:number-columns-repeated="9"/>
          <table:table-cell office:value-type="string" calcext:value-type="string">
            <text:p>KENYA</text:p>
          </table:table-cell>
          <table:table-cell office:value-type="string" calcext:value-type="string">
            <text:p>PERU</text:p>
          </table:table-cell>
          <table:table-cell office:value-type="float" office:value="1996" calcext:value-type="float">
            <text:p>1996</text:p>
          </table:table-cell>
          <table:table-cell table:style-name="ce1" office:value-type="float" office:value="97982411.271" calcext:value-type="float">
            <text:p>9.80E+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07" calcext:value-type="float">
            <text:p>6607</text:p>
          </table:table-cell>
          <table:table-cell table:number-columns-repeated="9"/>
          <table:table-cell office:value-type="string" calcext:value-type="string">
            <text:p>PERU</text:p>
          </table:table-cell>
          <table:table-cell office:value-type="string" calcext:value-type="string">
            <text:p>KENYA</text:p>
          </table:table-cell>
          <table:table-cell office:value-type="float" office:value="1995" calcext:value-type="float">
            <text:p>1995</text:p>
          </table:table-cell>
          <table:table-cell table:style-name="ce1" office:value-type="float" office:value="108559435.4135" calcext:value-type="float">
            <text:p>1.09E+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470" calcext:value-type="float">
            <text:p>6470</text:p>
          </table:table-cell>
          <table:table-cell table:number-columns-repeated="9"/>
          <table:table-cell office:value-type="string" calcext:value-type="string">
            <text:p>PERU</text:p>
          </table:table-cell>
          <table:table-cell office:value-type="string" calcext:value-type="string">
            <text:p>KENYA</text:p>
          </table:table-cell>
          <table:table-cell office:value-type="float" office:value="1996" calcext:value-type="float">
            <text:p>1996</text:p>
          </table:table-cell>
          <table:table-cell table:style-name="ce1" office:value-type="float" office:value="105745753.9824" calcext:value-type="float">
            <text:p>1.06E+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380" calcext:value-type="float">
            <text:p>538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152" calcext:value-type="float">
            <text:p>4152</text:p>
          </table:table-cell>
          <table:table-cell table:number-columns-repeated="9"/>
          <table:table-cell office:value-type="string" calcext:value-type="string">
            <text:p>Q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11" calcext:value-type="float">
            <text:p>3911</text:p>
          </table:table-cell>
          <table:table-cell table:number-columns-repeated="9"/>
          <table:table-cell office:value-type="string" calcext:value-type="string">
            <text:p>tpch_orc_2.q8_national_market_share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176" calcext:value-type="float">
            <text:p>31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349" calcext:value-type="float">
            <text:p>2349</text:p>
          </table:table-cell>
          <table:table-cell table:number-columns-repeated="9"/>
          <table:table-cell office:value-type="string" calcext:value-type="string">
            <text:p>Q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table:number-columns-repeated="9"/>
          <table:table-cell office:value-type="string" calcext:value-type="string">
            <text:p>tpch_orc_2.q9_product_type_profit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39" calcext:value-type="float">
            <text:p>16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63" calcext:value-type="float">
            <text:p>1163</text:p>
          </table:table-cell>
          <table:table-cell table:number-columns-repeated="9"/>
          <table:table-cell office:value-type="string" calcext:value-type="string">
            <text:p>Q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table:number-columns-repeated="9"/>
          <table:table-cell office:value-type="float" office:value="269950" calcext:value-type="float">
            <text:p>269950</text:p>
          </table:table-cell>
          <table:table-cell office:value-type="string" calcext:value-type="string">
            <text:p>Customer#000269950</text:p>
          </table:table-cell>
          <table:table-cell office:value-type="float" office:value="783426.1997" calcext:value-type="float">
            <text:p>783426.1997</text:p>
          </table:table-cell>
          <table:table-cell office:value-type="float" office:value="1095.61" calcext:value-type="float">
            <text:p>1095.6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L8oA76K A4yHbi9CxrYWzGn7uzyL</text:p>
          </table:table-cell>
          <table:table-cell office:value-type="string" calcext:value-type="string">
            <text:p>18-120-397-5728</text:p>
          </table:table-cell>
          <table:table-cell office:value-type="string" calcext:value-type="string">
            <text:p>. ironic excuses cajole fluffily about the p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93" calcext:value-type="float">
            <text:p>793</text:p>
          </table:table-cell>
          <table:table-cell table:number-columns-repeated="9"/>
          <table:table-cell office:value-type="float" office:value="68134" calcext:value-type="float">
            <text:p>68134</text:p>
          </table:table-cell>
          <table:table-cell office:value-type="string" calcext:value-type="string">
            <text:p>Customer#000068134</text:p>
          </table:table-cell>
          <table:table-cell office:value-type="float" office:value="759598.5332" calcext:value-type="float">
            <text:p>759598.5332</text:p>
          </table:table-cell>
          <table:table-cell office:value-type="float" office:value="-382.11" calcext:value-type="float">
            <text:p>-382.11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mppaxRtbjMtJ7Dza4Q4Y6omb,ZdhxYIf</text:p>
          </table:table-cell>
          <table:table-cell office:value-type="string" calcext:value-type="string">
            <text:p>31-245-188-9154</text:p>
          </table:table-cell>
          <table:table-cell office:value-type="string" calcext:value-type="string">
            <text:p>usly final requests sleep according to the bold foxes. regular foxes according to the fluffily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48" calcext:value-type="float">
            <text:p>448</text:p>
          </table:table-cell>
          <table:table-cell table:number-columns-repeated="9"/>
          <table:table-cell office:value-type="float" office:value="215959" calcext:value-type="float">
            <text:p>215959</text:p>
          </table:table-cell>
          <table:table-cell office:value-type="string" calcext:value-type="string">
            <text:p>Customer#000215959</text:p>
          </table:table-cell>
          <table:table-cell office:value-type="float" office:value="737844.8031" calcext:value-type="float">
            <text:p>737844.8031</text:p>
          </table:table-cell>
          <table:table-cell office:value-type="float" office:value="7517.39" calcext:value-type="float">
            <text:p>7517.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paPN8WQnwHIRhlbBmS3ln0fY86JDKk</text:p>
          </table:table-cell>
          <table:table-cell office:value-type="string" calcext:value-type="string">
            <text:p>32-730-857-7090</text:p>
          </table:table-cell>
          <table:table-cell office:value-type="string" calcext:value-type="string">
            <text:p>riously special theodolites nag furiously foxes; ideas 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01" calcext:value-type="float">
            <text:p>301</text:p>
          </table:table-cell>
          <table:table-cell table:number-columns-repeated="9"/>
          <table:table-cell office:value-type="float" office:value="52474" calcext:value-type="float">
            <text:p>52474</text:p>
          </table:table-cell>
          <table:table-cell office:value-type="string" calcext:value-type="string">
            <text:p>Customer#000052474</text:p>
          </table:table-cell>
          <table:table-cell office:value-type="float" office:value="732864.4734" calcext:value-type="float">
            <text:p>732864.4734</text:p>
          </table:table-cell>
          <table:table-cell office:value-type="float" office:value="5176.83" calcext:value-type="float">
            <text:p>5176.8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JG uI2nkOSq</text:p>
          </table:table-cell>
          <table:table-cell office:value-type="string" calcext:value-type="string">
            <text:p>29-900-128-5881</text:p>
          </table:table-cell>
          <table:table-cell office:value-type="string" calcext:value-type="string">
            <text:p>nly quickly bold packages. thinly ironic requests against the fu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9"/>
          <table:table-cell office:value-type="float" office:value="12379" calcext:value-type="float">
            <text:p>12379</text:p>
          </table:table-cell>
          <table:table-cell office:value-type="string" calcext:value-type="string">
            <text:p>Customer#000012379</text:p>
          </table:table-cell>
          <table:table-cell office:value-type="float" office:value="724312.3911" calcext:value-type="float">
            <text:p>724312.3911</text:p>
          </table:table-cell>
          <table:table-cell office:value-type="float" office:value="4855.9" calcext:value-type="float">
            <text:p>4855.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sJRQhPsvR</text:p>
          </table:table-cell>
          <table:table-cell office:value-type="string" calcext:value-type="string">
            <text:p>11-943-769-9805</text:p>
          </table:table-cell>
          <table:table-cell office:value-type="string" calcext:value-type="string">
            <text:p>kindle carefully at the blithely even packages. 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table:number-columns-repeated="9"/>
          <table:table-cell office:value-type="float" office:value="284437" calcext:value-type="float">
            <text:p>284437</text:p>
          </table:table-cell>
          <table:table-cell office:value-type="string" calcext:value-type="string">
            <text:p>Customer#000284437</text:p>
          </table:table-cell>
          <table:table-cell office:value-type="float" office:value="724302.4986" calcext:value-type="float">
            <text:p>724302.4986</text:p>
          </table:table-cell>
          <table:table-cell office:value-type="float" office:value="5623.89" calcext:value-type="float">
            <text:p>5623.8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vjZ 8c0IAA9pb</text:p>
          </table:table-cell>
          <table:table-cell office:value-type="string" calcext:value-type="string">
            <text:p>21-718-776-6950</text:p>
          </table:table-cell>
          <table:table-cell office:value-type="string" calcext:value-type="string">
            <text:p><text:s/>according to the slyly pending accounts are alongside of the 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float" office:value="225163" calcext:value-type="float">
            <text:p>225163</text:p>
          </table:table-cell>
          <table:table-cell office:value-type="string" calcext:value-type="string">
            <text:p>Customer#000225163</text:p>
          </table:table-cell>
          <table:table-cell office:value-type="float" office:value="708825.5137" calcext:value-type="float">
            <text:p>708825.5137</text:p>
          </table:table-cell>
          <table:table-cell office:value-type="float" office:value="7599.55" calcext:value-type="float">
            <text:p>7599.55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zwVK7DgQIS5 uY AAjAc4JK</text:p>
          </table:table-cell>
          <table:table-cell office:value-type="string" calcext:value-type="string">
            <text:p>26-230-920-7291</text:p>
          </table:table-cell>
          <table:table-cell office:value-type="string" calcext:value-type="string">
            <text:p>kages sleep furiously against the slyly ironic accounts. express, regular excuses sleep blithely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160942" calcext:value-type="float">
            <text:p>160942</text:p>
          </table:table-cell>
          <table:table-cell office:value-type="string" calcext:value-type="string">
            <text:p>Customer#000160942</text:p>
          </table:table-cell>
          <table:table-cell office:value-type="float" office:value="686097.0825" calcext:value-type="float">
            <text:p>686097.0825</text:p>
          </table:table-cell>
          <table:table-cell office:value-type="float" office:value="5330.73" calcext:value-type="float">
            <text:p>5330.7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4,S PIofF,rduJIZ7m,6QQ4bAYRg ,jcf7</text:p>
          </table:table-cell>
          <table:table-cell office:value-type="string" calcext:value-type="string">
            <text:p>12-407-927-9496</text:p>
          </table:table-cell>
          <table:table-cell office:value-type="string" calcext:value-type="string">
            <text:p>egular theodolites. excuses wake blithely. carefully ironic theodolites ab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office:value-type="float" office:value="232039" calcext:value-type="float">
            <text:p>232039</text:p>
          </table:table-cell>
          <table:table-cell office:value-type="string" calcext:value-type="string">
            <text:p>Customer#000232039</text:p>
          </table:table-cell>
          <table:table-cell office:value-type="float" office:value="682496.1116" calcext:value-type="float">
            <text:p>682496.1116</text:p>
          </table:table-cell>
          <table:table-cell office:value-type="float" office:value="5989.59" calcext:value-type="float">
            <text:p>5989.5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LFAZR5d1mNhTkm,b475ihzs2pcbNnrzvpUW</text:p>
          </table:table-cell>
          <table:table-cell office:value-type="string" calcext:value-type="string">
            <text:p>11-372-320-3618</text:p>
          </table:table-cell>
          <table:table-cell office:value-type="string" calcext:value-type="string">
            <text:p><text:s/>haggle slyly blithely even instruct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79625" calcext:value-type="float">
            <text:p>279625</text:p>
          </table:table-cell>
          <table:table-cell office:value-type="string" calcext:value-type="string">
            <text:p>Customer#000279625</text:p>
          </table:table-cell>
          <table:table-cell office:value-type="float" office:value="666688.122" calcext:value-type="float">
            <text:p>666688.122</text:p>
          </table:table-cell>
          <table:table-cell office:value-type="float" office:value="-188.88" calcext:value-type="float">
            <text:p>-188.8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sKzDSBdX1X1JlGxqaBkX0CPM4wSGJSzzW1530L</text:p>
          </table:table-cell>
          <table:table-cell office:value-type="string" calcext:value-type="string">
            <text:p>31-118-149-3219</text:p>
          </table:table-cell>
          <table:table-cell office:value-type="string" calcext:value-type="string">
            <text:p>silent requests solve fluffily-- pending packages around the slyly silent instructions cajole fluffily 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92902" calcext:value-type="float">
            <text:p>92902</text:p>
          </table:table-cell>
          <table:table-cell office:value-type="string" calcext:value-type="string">
            <text:p>Customer#000092902</text:p>
          </table:table-cell>
          <table:table-cell office:value-type="float" office:value="641735.0478" calcext:value-type="float">
            <text:p>641735.0478</text:p>
          </table:table-cell>
          <table:table-cell office:value-type="float" office:value="3197.42" calcext:value-type="float">
            <text:p>3197.4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yWqNkAnbZtz7urK9Jh21nXJW WYH EKxWs</text:p>
          </table:table-cell>
          <table:table-cell office:value-type="string" calcext:value-type="string">
            <text:p>33-322-295-2003</text:p>
          </table:table-cell>
          <table:table-cell office:value-type="string" calcext:value-type="string">
            <text:p>fix furiously final theodolites. slyly express notor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181606" calcext:value-type="float">
            <text:p>181606</text:p>
          </table:table-cell>
          <table:table-cell office:value-type="string" calcext:value-type="string">
            <text:p>Customer#000181606</text:p>
          </table:table-cell>
          <table:table-cell office:value-type="float" office:value="636728.2756" calcext:value-type="float">
            <text:p>636728.2756</text:p>
          </table:table-cell>
          <table:table-cell office:value-type="float" office:value="7026.95" calcext:value-type="float">
            <text:p>7026.95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,P1reHB,Xr v5zJQ</text:p>
          </table:table-cell>
          <table:table-cell office:value-type="string" calcext:value-type="string">
            <text:p>20-720-987-4741</text:p>
          </table:table-cell>
          <table:table-cell office:value-type="string" calcext:value-type="string">
            <text:p>ses would sleep ironic, blithe accounts. fluffily pend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9363" calcext:value-type="float">
            <text:p>79363</text:p>
          </table:table-cell>
          <table:table-cell office:value-type="string" calcext:value-type="string">
            <text:p>Customer#000079363</text:p>
          </table:table-cell>
          <table:table-cell office:value-type="float" office:value="633153.2507" calcext:value-type="float">
            <text:p>633153.2507</text:p>
          </table:table-cell>
          <table:table-cell office:value-type="float" office:value="4773.27" calcext:value-type="float">
            <text:p>4773.27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Ctz1MRBR3C,Sl</text:p>
          </table:table-cell>
          <table:table-cell office:value-type="string" calcext:value-type="string">
            <text:p>12-590-230-7794</text:p>
          </table:table-cell>
          <table:table-cell office:value-type="string" calcext:value-type="string">
            <text:p>y regular courts. theodolit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26583" calcext:value-type="float">
            <text:p>126583</text:p>
          </table:table-cell>
          <table:table-cell office:value-type="string" calcext:value-type="string">
            <text:p>Customer#000126583</text:p>
          </table:table-cell>
          <table:table-cell office:value-type="float" office:value="632987.6829" calcext:value-type="float">
            <text:p>632987.6829</text:p>
          </table:table-cell>
          <table:table-cell office:value-type="float" office:value="9562.97" calcext:value-type="float">
            <text:p>9562.9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KdNo5QEQFE8M</text:p>
          </table:table-cell>
          <table:table-cell office:value-type="string" calcext:value-type="string">
            <text:p>11-468-196-5604</text:p>
          </table:table-cell>
          <table:table-cell office:value-type="string" calcext:value-type="string">
            <text:p><text:s/>final, special gifts cajole along the fluffily r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12</text:p>
          </table:table-cell>
          <table:table-cell office:value-type="string" calcext:value-type="string">
            <text:p>FAILED: SemanticException [Error 10001]: Line 17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105877" calcext:value-type="float">
            <text:p>105877</text:p>
          </table:table-cell>
          <table:table-cell office:value-type="string" calcext:value-type="string">
            <text:p>Customer#000105877</text:p>
          </table:table-cell>
          <table:table-cell office:value-type="float" office:value="631361.4444" calcext:value-type="float">
            <text:p>631361.4444</text:p>
          </table:table-cell>
          <table:table-cell office:value-type="float" office:value="3644.1" calcext:value-type="float">
            <text:p>3644.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uvaiLKrb1NZRvxjfQoQ1CR1cGMdEV</text:p>
          </table:table-cell>
          <table:table-cell office:value-type="string" calcext:value-type="string">
            <text:p>33-671-759-6620</text:p>
          </table:table-cell>
          <table:table-cell office:value-type="string" calcext:value-type="string">
            <text:p>s. even, ironic deposits wake furiously! fluffily express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11</text:p>
          </table:table-cell>
          <table:table-cell office:value-type="string" calcext:value-type="string">
            <text:p>FAILED: SemanticException [Error 10001]: Line 10:1 Table not found 'nation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75937" calcext:value-type="float">
            <text:p>75937</text:p>
          </table:table-cell>
          <table:table-cell office:value-type="string" calcext:value-type="string">
            <text:p>Customer#000075937</text:p>
          </table:table-cell>
          <table:table-cell office:value-type="float" office:value="628333.9123" calcext:value-type="float">
            <text:p>628333.9123</text:p>
          </table:table-cell>
          <table:table-cell office:value-type="float" office:value="6174.71" calcext:value-type="float">
            <text:p>6174.7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G4dG3G 6Re9y8TqGyZ8F4M4w7LXN</text:p>
          </table:table-cell>
          <table:table-cell office:value-type="string" calcext:value-type="string">
            <text:p>13-182-441-1861</text:p>
          </table:table-cell>
          <table:table-cell office:value-type="string" calcext:value-type="string">
            <text:p>g the furiously pending accounts promise slyly dolphins. dependencies alongside of the 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10</text:p>
          </table:table-cell>
          <table:table-cell office:value-type="string" calcext:value-type="string">
            <text:p>FAILED: SemanticException [Error 10001]: Line 13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92311" calcext:value-type="float">
            <text:p>92311</text:p>
          </table:table-cell>
          <table:table-cell office:value-type="string" calcext:value-type="string">
            <text:p>Customer#000092311</text:p>
          </table:table-cell>
          <table:table-cell office:value-type="float" office:value="623792.5308" calcext:value-type="float">
            <text:p>623792.5308</text:p>
          </table:table-cell>
          <table:table-cell office:value-type="float" office:value="8149.95" calcext:value-type="float">
            <text:p>8149.9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NuPRVSm2gEVK4rfpf3XKBE,RbJV6</text:p>
          </table:table-cell>
          <table:table-cell office:value-type="string" calcext:value-type="string">
            <text:p>34-295-302-6553</text:p>
          </table:table-cell>
          <table:table-cell office:value-type="string" calcext:value-type="string">
            <text:p>ages are quickly: fluffily final asymptotes haggle. thin, even deposits affix slyly silent 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9</text:p>
          </table:table-cell>
          <table:table-cell office:value-type="string" calcext:value-type="string">
            <text:p>FAILED: SemanticException [Error 10001]: Line 26:25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203257" calcext:value-type="float">
            <text:p>203257</text:p>
          </table:table-cell>
          <table:table-cell office:value-type="string" calcext:value-type="string">
            <text:p>Customer#000203257</text:p>
          </table:table-cell>
          <table:table-cell office:value-type="float" office:value="620605.234" calcext:value-type="float">
            <text:p>620605.234</text:p>
          </table:table-cell>
          <table:table-cell office:value-type="float" office:value="3640.98" calcext:value-type="float">
            <text:p>3640.98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lrDGiQav50bxiXw,f4zT7q1M0zyID9wy7fy9</text:p>
          </table:table-cell>
          <table:table-cell office:value-type="string" calcext:value-type="string">
            <text:p>26-754-780-3793</text:p>
          </table:table-cell>
          <table:table-cell office:value-type="string" calcext:value-type="string">
            <text:p>t, final accounts use. blithely final deposits alongside of the ev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8</text:p>
          </table:table-cell>
          <table:table-cell office:value-type="string" calcext:value-type="string">
            <text:p>FAILED: SemanticException [Error 10001]: Line 16:6 Table not found 'nation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144478" calcext:value-type="float">
            <text:p>144478</text:p>
          </table:table-cell>
          <table:table-cell office:value-type="string" calcext:value-type="string">
            <text:p>Customer#000144478</text:p>
          </table:table-cell>
          <table:table-cell office:value-type="float" office:value="620060.7381" calcext:value-type="float">
            <text:p>620060.7381</text:p>
          </table:table-cell>
          <table:table-cell office:value-type="float" office:value="6408.53" calcext:value-type="float">
            <text:p>6408.53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rKMlSH9sUSd</text:p>
          </table:table-cell>
          <table:table-cell office:value-type="string" calcext:value-type="string">
            <text:p>20-412-473-2982</text:p>
          </table:table-cell>
          <table:table-cell office:value-type="string" calcext:value-type="string">
            <text:p>ent deposits according to th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7</text:p>
          </table:table-cell>
          <table:table-cell office:value-type="string" calcext:value-type="string">
            <text:p>FAILED: SemanticException [Error 10001]: Line 15:3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247690" calcext:value-type="float">
            <text:p>247690</text:p>
          </table:table-cell>
          <table:table-cell office:value-type="string" calcext:value-type="string">
            <text:p>Customer#000247690</text:p>
          </table:table-cell>
          <table:table-cell office:value-type="float" office:value="617089.7371" calcext:value-type="float">
            <text:p>617089.7371</text:p>
          </table:table-cell>
          <table:table-cell office:value-type="float" office:value="1660.45" calcext:value-type="float">
            <text:p>1660.45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tQFYV35UWop3paod56U</text:p>
          </table:table-cell>
          <table:table-cell office:value-type="string" calcext:value-type="string">
            <text:p>25-700-708-5987</text:p>
          </table:table-cell>
          <table:table-cell office:value-type="string" calcext:value-type="string">
            <text:p>affix slyly. warthogs use furiously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6</text:p>
          </table:table-cell>
          <table:table-cell office:value-type="string" calcext:value-type="string">
            <text:p>FAILED: SemanticException [Error 10001]: Line 4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 5</text:p>
          </table:table-cell>
          <table:table-cell office:value-type="string" calcext:value-type="string">
            <text:p>FAILED: SemanticException [Error 10001]: Line 7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Q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 4</text:p>
          </table:table-cell>
          <table:table-cell office:value-type="string" calcext:value-type="string">
            <text:p>FAILED: SemanticException [Error 10001]: Line 7:2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329355" calcext:value-type="float">
            <text:p>329355</text:p>
          </table:table-cell>
          <table:table-cell table:style-name="ce1" office:value-type="float" office:value="19679082.72" calcext:value-type="float">
            <text:p>1.97E+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 3</text:p>
          </table:table-cell>
          <table:table-cell office:value-type="string" calcext:value-type="string">
            <text:p>FAILED: SemanticException [Error 10001]: Line 9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182657" calcext:value-type="float">
            <text:p>182657</text:p>
          </table:table-cell>
          <table:table-cell table:style-name="ce1" office:value-type="float" office:value="19120374.33" calcext:value-type="float">
            <text:p>1.91E+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 2</text:p>
          </table:table-cell>
          <table:table-cell office:value-type="string" calcext:value-type="string">
            <text:p>FAILED: SemanticException [Error 10001]: Line 15:2 Table not found 'nation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233511" calcext:value-type="float">
            <text:p>233511</text:p>
          </table:table-cell>
          <table:table-cell table:style-name="ce1" office:value-type="float" office:value="18700915.31" calcext:value-type="float">
            <text:p>1.87E+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 1</text:p>
          </table:table-cell>
          <table:table-cell office:value-type="string" calcext:value-type="string">
            <text:p>FAILED: SemanticException [Error 10001]: Line 13:1 Table not found 'lineitem'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2"/>
          <table:table-cell table:style-name="ce1"/>
          <table:table-cell office:value-type="float" office:value="178583" calcext:value-type="float">
            <text:p>178583</text:p>
          </table:table-cell>
          <table:table-cell table:style-name="ce1" office:value-type="float" office:value="17833932.42" calcext:value-type="float">
            <text:p>1.78E+0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02936" calcext:value-type="float">
            <text:p>102936</text:p>
          </table:table-cell>
          <table:table-cell table:style-name="ce1" office:value-type="float" office:value="16982284.2" calcext:value-type="float">
            <text:p>1.70E+07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1"/>
          <table:table-cell office:value-type="float" office:value="283466" calcext:value-type="float">
            <text:p>283466</text:p>
          </table:table-cell>
          <table:table-cell table:style-name="ce1" office:value-type="float" office:value="16634140.57" calcext:value-type="float">
            <text:p>1.66E+07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1"/>
          <table:table-cell office:value-type="float" office:value="35615" calcext:value-type="float">
            <text:p>35615</text:p>
          </table:table-cell>
          <table:table-cell table:style-name="ce1" office:value-type="float" office:value="16459995.21" calcext:value-type="float">
            <text:p>1.65E+0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59008" calcext:value-type="float">
            <text:p>259008</text:p>
          </table:table-cell>
          <table:table-cell table:style-name="ce1" office:value-type="float" office:value="16389836.01" calcext:value-type="float">
            <text:p>1.64E+0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35521" calcext:value-type="float">
            <text:p>235521</text:p>
          </table:table-cell>
          <table:table-cell table:style-name="ce1" office:value-type="float" office:value="16094066.5" calcext:value-type="float">
            <text:p>1.61E+0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09933" calcext:value-type="float">
            <text:p>109933</text:p>
          </table:table-cell>
          <table:table-cell table:style-name="ce1" office:value-type="float" office:value="16024871.36" calcext:value-type="float">
            <text:p>1.60E+07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1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MAIL</text:p>
          </table:table-cell>
          <table:table-cell office:value-type="float" office:value="12374" calcext:value-type="float">
            <text:p>12374</text:p>
          </table:table-cell>
          <table:table-cell office:value-type="float" office:value="18479" calcext:value-type="float">
            <text:p>18479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REG AIR</text:p>
          </table:table-cell>
          <table:table-cell office:value-type="float" office:value="12504" calcext:value-type="float">
            <text:p>12504</text:p>
          </table:table-cell>
          <table:table-cell office:value-type="float" office:value="18919" calcext:value-type="float">
            <text:p>1891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1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00002" calcext:value-type="float">
            <text:p>10000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13116" calcext:value-type="float">
            <text:p>131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13048" calcext:value-type="float">
            <text:p>1304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12419" calcext:value-type="float">
            <text:p>1241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11701" calcext:value-type="float">
            <text:p>1170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1351" calcext:value-type="float">
            <text:p>1135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9946" calcext:value-type="float">
            <text:p>994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9330" calcext:value-type="float">
            <text:p>9330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9315" calcext:value-type="float">
            <text:p>93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9224" calcext:value-type="float">
            <text:p>922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9033" calcext:value-type="float">
            <text:p>903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8979" calcext:value-type="float">
            <text:p>897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8937" calcext:value-type="float">
            <text:p>893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8924" calcext:value-type="float">
            <text:p>892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8746" calcext:value-type="float">
            <text:p>874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8479" calcext:value-type="float">
            <text:p>847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7490" calcext:value-type="float">
            <text:p>7490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6607" calcext:value-type="float">
            <text:p>660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6470" calcext:value-type="float">
            <text:p>6470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5380" calcext:value-type="float">
            <text:p>5380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4152" calcext:value-type="float">
            <text:p>415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911" calcext:value-type="float">
            <text:p>391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3176" calcext:value-type="float">
            <text:p>317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2349" calcext:value-type="float">
            <text:p>234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1639" calcext:value-type="float">
            <text:p>163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1163" calcext:value-type="float">
            <text:p>116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793" calcext:value-type="float">
            <text:p>79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office:value-type="float" office:value="448" calcext:value-type="float">
            <text:p>44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1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6.3923064218862" calcext:value-type="float">
            <text:p>16.3923064219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1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795" calcext:value-type="float">
            <text:p>1795</text:p>
          </table:table-cell>
          <table:table-cell office:value-type="string" calcext:value-type="string">
            <text:p>Supplier#000001795</text:p>
          </table:table-cell>
          <table:table-cell office:value-type="string" calcext:value-type="string">
            <text:p>wmxB8RWp0XJpNqekpZEsHaD</text:p>
          </table:table-cell>
          <table:table-cell office:value-type="string" calcext:value-type="string">
            <text:p>19-853-380-2417</text:p>
          </table:table-cell>
          <table:table-cell office:value-type="float" office:value="1995249.2866" calcext:value-type="float">
            <text:p>1995249.2866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1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tpch_orc_2.q16_tmp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1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643707.552857143" calcext:value-type="float">
            <text:p>643707.552857143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18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tpch_orc_2.q18_large_volume_customer_cached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1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tpch_orc_2.q19_discounted_revenue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20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tpch_orc_2.q20_potential_part_promotion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2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Supplier#000015634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1469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3329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578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778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24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7889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492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6433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6857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427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61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3294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394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4477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5235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561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761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985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1444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1612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6771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7334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928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66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566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5755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62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39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996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0026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048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059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267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4623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4759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532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6149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6188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716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7283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753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889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105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139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519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6326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7417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702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71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9179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007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0089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2447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2691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418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439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453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5319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548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5518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590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658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8178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35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63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68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070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115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143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203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235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254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326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367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410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416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447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628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638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711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729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78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28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3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398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855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954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09648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012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034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078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186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251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309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434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455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5084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514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upplier#000015508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Q2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1761" calcext:value-type="float">
            <text:p>1761</text:p>
          </table:table-cell>
          <table:table-cell table:style-name="ce1" office:value-type="float" office:value="13282790.45" calcext:value-type="float">
            <text:p>1.33E+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1834" calcext:value-type="float">
            <text:p>1834</text:p>
          </table:table-cell>
          <table:table-cell table:style-name="ce1" office:value-type="float" office:value="13738217.03" calcext:value-type="float">
            <text:p>1.37E+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1923" calcext:value-type="float">
            <text:p>1923</text:p>
          </table:table-cell>
          <table:table-cell table:style-name="ce1" office:value-type="float" office:value="14453573.78" calcext:value-type="float">
            <text:p>1.45E+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1805" calcext:value-type="float">
            <text:p>1805</text:p>
          </table:table-cell>
          <table:table-cell table:style-name="ce1" office:value-type="float" office:value="13566537.4" calcext:value-type="float">
            <text:p>1.36E+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1859" calcext:value-type="float">
            <text:p>1859</text:p>
          </table:table-cell>
          <table:table-cell table:style-name="ce1" office:value-type="float" office:value="13932466.16" calcext:value-type="float">
            <text:p>1.39E+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1857" calcext:value-type="float">
            <text:p>1857</text:p>
          </table:table-cell>
          <table:table-cell table:style-name="ce1" office:value-type="float" office:value="13875290.88" calcext:value-type="float">
            <text:p>1.39E+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office:value-type="float" office:value="1828" calcext:value-type="float">
            <text:p>1828</text:p>
          </table:table-cell>
          <table:table-cell table:style-name="ce1" office:value-type="float" office:value="13575454.94" calcext:value-type="float">
            <text:p>1.36E+07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" office:value-type="float" office:value="75478173" calcext:value-type="float">
            <text:p>7.55E+07</text:p>
          </table:table-cell>
          <table:table-cell table:style-name="ce1" office:value-type="float" office:value="113197331346.016" calcext:value-type="float">
            <text:p>1.13E+11</text:p>
          </table:table-cell>
          <table:table-cell table:style-name="ce1" office:value-type="float" office:value="107536408207.308" calcext:value-type="float">
            <text:p>1.08E+11</text:p>
          </table:table-cell>
          <table:table-cell table:style-name="ce1" office:value-type="float" office:value="111838898769.616" calcext:value-type="float">
            <text:p>1.12E+11</text:p>
          </table:table-cell>
          <table:table-cell office:value-type="float" office:value="25.5056988774585" calcext:value-type="float">
            <text:p>25.5056988775</text:p>
          </table:table-cell>
          <table:table-cell office:value-type="float" office:value="38251.8141641209" calcext:value-type="float">
            <text:p>38251.8141641209</text:p>
          </table:table-cell>
          <table:table-cell office:value-type="float" office:value="0.0500039503024182" calcext:value-type="float">
            <text:p>0.0500039503</text:p>
          </table:table-cell>
          <table:table-cell office:value-type="float" office:value="2959267" calcext:value-type="float">
            <text:p>295926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float" office:value="1966480" calcext:value-type="float">
            <text:p>1966480</text:p>
          </table:table-cell>
          <table:table-cell table:style-name="ce1" office:value-type="float" office:value="2946114826.74001" calcext:value-type="float">
            <text:p>2.95E+09</text:p>
          </table:table-cell>
          <table:table-cell table:style-name="ce1" office:value-type="float" office:value="2798796636.15639" calcext:value-type="float">
            <text:p>2.80E+09</text:p>
          </table:table-cell>
          <table:table-cell table:style-name="ce1" office:value-type="float" office:value="2911030163.0686" calcext:value-type="float">
            <text:p>2.91E+09</text:p>
          </table:table-cell>
          <table:table-cell office:value-type="float" office:value="25.5300807519539" calcext:value-type="float">
            <text:p>25.530080752</text:p>
          </table:table-cell>
          <table:table-cell office:value-type="float" office:value="38248.3165001429" calcext:value-type="float">
            <text:p>38248.3165001429</text:p>
          </table:table-cell>
          <table:table-cell office:value-type="float" office:value="0.0499955859060349" calcext:value-type="float">
            <text:p>0.0499955859</text:p>
          </table:table-cell>
          <table:table-cell office:value-type="float" office:value="77026" calcext:value-type="float">
            <text:p>7702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ce1" office:value-type="float" office:value="149872794" calcext:value-type="float">
            <text:p>1.50E+08</text:p>
          </table:table-cell>
          <table:table-cell table:style-name="ce1" office:value-type="float" office:value="224748487430.418" calcext:value-type="float">
            <text:p>2.25E+11</text:p>
          </table:table-cell>
          <table:table-cell table:style-name="ce1" office:value-type="float" office:value="213515456947.968" calcext:value-type="float">
            <text:p>2.14E+11</text:p>
          </table:table-cell>
          <table:table-cell table:style-name="ce1" office:value-type="float" office:value="222059197400.728" calcext:value-type="float">
            <text:p>2.22E+11</text:p>
          </table:table-cell>
          <table:table-cell office:value-type="float" office:value="25.4951870162222" calcext:value-type="float">
            <text:p>25.4951870162</text:p>
          </table:table-cell>
          <table:table-cell office:value-type="float" office:value="38232.454108059" calcext:value-type="float">
            <text:p>38232.454108059</text:p>
          </table:table-cell>
          <table:table-cell office:value-type="float" office:value="0.0499791493505836" calcext:value-type="float">
            <text:p>0.0499791494</text:p>
          </table:table-cell>
          <table:table-cell office:value-type="float" office:value="5878474" calcext:value-type="float">
            <text:p>58784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style-name="ce1" office:value-type="float" office:value="75577628" calcext:value-type="float">
            <text:p>7.56E+07</text:p>
          </table:table-cell>
          <table:table-cell table:style-name="ce1" office:value-type="float" office:value="113351914218.164" calcext:value-type="float">
            <text:p>1.13E+11</text:p>
          </table:table-cell>
          <table:table-cell table:style-name="ce1" office:value-type="float" office:value="107688081811.492" calcext:value-type="float">
            <text:p>1.08E+11</text:p>
          </table:table-cell>
          <table:table-cell table:style-name="ce1" office:value-type="float" office:value="111994307866.222" calcext:value-type="float">
            <text:p>1.12E+11</text:p>
          </table:table-cell>
          <table:table-cell office:value-type="float" office:value="25.5121503826099" calcext:value-type="float">
            <text:p>25.5121503826</text:p>
          </table:table-cell>
          <table:table-cell office:value-type="float" office:value="38263.3215439163" calcext:value-type="float">
            <text:p>38263.3215439163</text:p>
          </table:table-cell>
          <table:table-cell office:value-type="float" office:value="0.0499797800240744" calcext:value-type="float">
            <text:p>0.04997978</text:p>
          </table:table-cell>
          <table:table-cell office:value-type="float" office:value="2962417" calcext:value-type="float">
            <text:p>29624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ch_orc_2.q2_minimum_cost_supplier_tmp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9"/>
        </table:table-row>
        <table:table-row table:style-name="ro1">
          <table:table-cell office:value-type="float" office:value="9806272" calcext:value-type="float">
            <text:p>9806272</text:p>
          </table:table-cell>
          <table:table-cell office:value-type="float" office:value="411726.1064" calcext:value-type="float">
            <text:p>411726.1064</text:p>
          </table:table-cell>
          <table:table-cell table:style-name="ce2" office:value-type="date" office:date-value="1995-03-13" calcext:value-type="date">
            <text:p>1995-03-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76544" calcext:value-type="float">
            <text:p>7476544</text:p>
          </table:table-cell>
          <table:table-cell office:value-type="float" office:value="406712.0604" calcext:value-type="float">
            <text:p>406712.0604</text:p>
          </table:table-cell>
          <table:table-cell table:style-name="ce2" office:value-type="date" office:date-value="1995-03-21" calcext:value-type="date">
            <text:p>1995-03-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82337" calcext:value-type="float">
            <text:p>11982337</text:p>
          </table:table-cell>
          <table:table-cell office:value-type="float" office:value="401634.9537" calcext:value-type="float">
            <text:p>401634.9537</text:p>
          </table:table-cell>
          <table:table-cell table:style-name="ce2" office:value-type="date" office:date-value="1995-02-15" calcext:value-type="date">
            <text:p>1995-02-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78471" calcext:value-type="float">
            <text:p>4178471</text:p>
          </table:table-cell>
          <table:table-cell office:value-type="float" office:value="401044.9767" calcext:value-type="float">
            <text:p>401044.9767</text:p>
          </table:table-cell>
          <table:table-cell table:style-name="ce2" office:value-type="date" office:date-value="1995-02-28" calcext:value-type="date">
            <text:p>1995-02-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74405" calcext:value-type="float">
            <text:p>6474405</text:p>
          </table:table-cell>
          <table:table-cell office:value-type="float" office:value="400417.0632" calcext:value-type="float">
            <text:p>400417.0632</text:p>
          </table:table-cell>
          <table:table-cell table:style-name="ce2" office:value-type="date" office:date-value="1995-03-01" calcext:value-type="date">
            <text:p>1995-03-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31303" calcext:value-type="float">
            <text:p>9431303</text:p>
          </table:table-cell>
          <table:table-cell office:value-type="float" office:value="399554.2284" calcext:value-type="float">
            <text:p>399554.2284</text:p>
          </table:table-cell>
          <table:table-cell table:style-name="ce2" office:value-type="date" office:date-value="1995-03-18" calcext:value-type="date">
            <text:p>1995-03-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71716" calcext:value-type="float">
            <text:p>10671716</text:p>
          </table:table-cell>
          <table:table-cell office:value-type="float" office:value="395659.8955" calcext:value-type="float">
            <text:p>395659.8955</text:p>
          </table:table-cell>
          <table:table-cell table:style-name="ce2" office:value-type="date" office:date-value="1995-02-28" calcext:value-type="date">
            <text:p>1995-02-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10311" calcext:value-type="float">
            <text:p>8210311</text:p>
          </table:table-cell>
          <table:table-cell office:value-type="float" office:value="393017.059" calcext:value-type="float">
            <text:p>393017.059</text:p>
          </table:table-cell>
          <table:table-cell table:style-name="ce2" office:value-type="date" office:date-value="1995-02-23" calcext:value-type="date">
            <text:p>1995-02-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49635" calcext:value-type="float">
            <text:p>11249635</text:p>
          </table:table-cell>
          <table:table-cell office:value-type="float" office:value="392460.4954" calcext:value-type="float">
            <text:p>392460.4954</text:p>
          </table:table-cell>
          <table:table-cell table:style-name="ce2" office:value-type="date" office:date-value="1995-02-23" calcext:value-type="date">
            <text:p>1995-02-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39108" calcext:value-type="float">
            <text:p>11139108</text:p>
          </table:table-cell>
          <table:table-cell office:value-type="float" office:value="389804.9237" calcext:value-type="float">
            <text:p>389804.9237</text:p>
          </table:table-cell>
          <table:table-cell table:style-name="ce2" office:value-type="date" office:date-value="1995-02-23" calcext:value-type="date">
            <text:p>1995-02-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ch_orc_2.q4_order_priority_tmp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ZAMBIQUE</text:p>
          </table:table-cell>
          <table:table-cell table:style-name="ce1" office:value-type="float" office:value="106461959.1099" calcext:value-type="float">
            <text:p>1.06E+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HIOPIA</text:p>
          </table:table-cell>
          <table:table-cell table:style-name="ce1" office:value-type="float" office:value="101088562.0663" calcext:value-type="float">
            <text:p>1.01E+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ERIA</text:p>
          </table:table-cell>
          <table:table-cell table:style-name="ce1" office:value-type="float" office:value="99875826.9042" calcext:value-type="float">
            <text:p>9.99E+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OCCO</text:p>
          </table:table-cell>
          <table:table-cell table:style-name="ce1" office:value-type="float" office:value="97854841.8485" calcext:value-type="float">
            <text:p>9.79E+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</text:p>
          </table:table-cell>
          <table:table-cell table:style-name="ce1" office:value-type="float" office:value="94123880.7769001" calcext:value-type="float">
            <text:p>9.41E+0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9"/>
        </table:table-row>
        <table:table-row table:style-name="ro1">
          <table:table-cell table:style-name="ce1" office:value-type="float" office:value="163350894.263601" calcext:value-type="float">
            <text:p>1.63E+0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PERU</text:p>
          </table:table-cell>
          <table:table-cell office:value-type="float" office:value="1995" calcext:value-type="float">
            <text:p>1995</text:p>
          </table:table-cell>
          <table:table-cell table:style-name="ce1" office:value-type="float" office:value="97368904.0262" calcext:value-type="float">
            <text:p>9.74E+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PERU</text:p>
          </table:table-cell>
          <table:table-cell office:value-type="float" office:value="1996" calcext:value-type="float">
            <text:p>1996</text:p>
          </table:table-cell>
          <table:table-cell table:style-name="ce1" office:value-type="float" office:value="97982411.271" calcext:value-type="float">
            <text:p>9.80E+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KENYA</text:p>
          </table:table-cell>
          <table:table-cell office:value-type="float" office:value="1995" calcext:value-type="float">
            <text:p>1995</text:p>
          </table:table-cell>
          <table:table-cell table:style-name="ce1" office:value-type="float" office:value="108559435.4135" calcext:value-type="float">
            <text:p>1.09E+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KENYA</text:p>
          </table:table-cell>
          <table:table-cell office:value-type="float" office:value="1996" calcext:value-type="float">
            <text:p>1996</text:p>
          </table:table-cell>
          <table:table-cell table:style-name="ce1" office:value-type="float" office:value="105745753.9824" calcext:value-type="float">
            <text:p>1.06E+0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ch_orc_2.q8_national_market_sha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ch_orc_2.q9_product_type_profi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9"/>
        </table:table-row>
        <table:table-row table:style-name="ro1">
          <table:table-cell office:value-type="float" office:value="269950" calcext:value-type="float">
            <text:p>269950</text:p>
          </table:table-cell>
          <table:table-cell office:value-type="string" calcext:value-type="string">
            <text:p>Customer#000269950</text:p>
          </table:table-cell>
          <table:table-cell office:value-type="float" office:value="783426.1997" calcext:value-type="float">
            <text:p>783426.1997</text:p>
          </table:table-cell>
          <table:table-cell office:value-type="float" office:value="1095.61" calcext:value-type="float">
            <text:p>1095.6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L8oA76K A4yHbi9CxrYWzGn7uzyL</text:p>
          </table:table-cell>
          <table:table-cell office:value-type="string" calcext:value-type="string">
            <text:p>18-120-397-5728</text:p>
          </table:table-cell>
          <table:table-cell office:value-type="string" calcext:value-type="string">
            <text:p>. ironic excuses cajole fluffily about the p</text:p>
          </table:table-cell>
          <table:table-cell table:number-columns-repeated="2"/>
        </table:table-row>
        <table:table-row table:style-name="ro1">
          <table:table-cell office:value-type="float" office:value="68134" calcext:value-type="float">
            <text:p>68134</text:p>
          </table:table-cell>
          <table:table-cell office:value-type="string" calcext:value-type="string">
            <text:p>Customer#000068134</text:p>
          </table:table-cell>
          <table:table-cell office:value-type="float" office:value="759598.5332" calcext:value-type="float">
            <text:p>759598.5332</text:p>
          </table:table-cell>
          <table:table-cell office:value-type="float" office:value="-382.11" calcext:value-type="float">
            <text:p>-382.11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mppaxRtbjMtJ7Dza4Q4Y6omb,ZdhxYIf</text:p>
          </table:table-cell>
          <table:table-cell office:value-type="string" calcext:value-type="string">
            <text:p>31-245-188-9154</text:p>
          </table:table-cell>
          <table:table-cell office:value-type="string" calcext:value-type="string">
            <text:p>usly final requests sleep according to the bold foxes. regular foxes according to the fluffily</text:p>
          </table:table-cell>
          <table:table-cell table:number-columns-repeated="2"/>
        </table:table-row>
        <table:table-row table:style-name="ro1">
          <table:table-cell office:value-type="float" office:value="215959" calcext:value-type="float">
            <text:p>215959</text:p>
          </table:table-cell>
          <table:table-cell office:value-type="string" calcext:value-type="string">
            <text:p>Customer#000215959</text:p>
          </table:table-cell>
          <table:table-cell office:value-type="float" office:value="737844.8031" calcext:value-type="float">
            <text:p>737844.8031</text:p>
          </table:table-cell>
          <table:table-cell office:value-type="float" office:value="7517.39" calcext:value-type="float">
            <text:p>7517.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paPN8WQnwHIRhlbBmS3ln0fY86JDKk</text:p>
          </table:table-cell>
          <table:table-cell office:value-type="string" calcext:value-type="string">
            <text:p>32-730-857-7090</text:p>
          </table:table-cell>
          <table:table-cell office:value-type="string" calcext:value-type="string">
            <text:p>riously special theodolites nag furiously foxes; ideas </text:p>
          </table:table-cell>
          <table:table-cell table:number-columns-repeated="2"/>
        </table:table-row>
        <table:table-row table:style-name="ro1">
          <table:table-cell office:value-type="float" office:value="52474" calcext:value-type="float">
            <text:p>52474</text:p>
          </table:table-cell>
          <table:table-cell office:value-type="string" calcext:value-type="string">
            <text:p>Customer#000052474</text:p>
          </table:table-cell>
          <table:table-cell office:value-type="float" office:value="732864.4734" calcext:value-type="float">
            <text:p>732864.4734</text:p>
          </table:table-cell>
          <table:table-cell office:value-type="float" office:value="5176.83" calcext:value-type="float">
            <text:p>5176.8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JG uI2nkOSq</text:p>
          </table:table-cell>
          <table:table-cell office:value-type="string" calcext:value-type="string">
            <text:p>29-900-128-5881</text:p>
          </table:table-cell>
          <table:table-cell office:value-type="string" calcext:value-type="string">
            <text:p>nly quickly bold packages. thinly ironic requests against the fu</text:p>
          </table:table-cell>
          <table:table-cell table:number-columns-repeated="2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string" calcext:value-type="string">
            <text:p>Customer#000012379</text:p>
          </table:table-cell>
          <table:table-cell office:value-type="float" office:value="724312.3911" calcext:value-type="float">
            <text:p>724312.3911</text:p>
          </table:table-cell>
          <table:table-cell office:value-type="float" office:value="4855.9" calcext:value-type="float">
            <text:p>4855.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sJRQhPsvR</text:p>
          </table:table-cell>
          <table:table-cell office:value-type="string" calcext:value-type="string">
            <text:p>11-943-769-9805</text:p>
          </table:table-cell>
          <table:table-cell office:value-type="string" calcext:value-type="string">
            <text:p>kindle carefully at the blithely even packages. </text:p>
          </table:table-cell>
          <table:table-cell table:number-columns-repeated="2"/>
        </table:table-row>
        <table:table-row table:style-name="ro1">
          <table:table-cell office:value-type="float" office:value="284437" calcext:value-type="float">
            <text:p>284437</text:p>
          </table:table-cell>
          <table:table-cell office:value-type="string" calcext:value-type="string">
            <text:p>Customer#000284437</text:p>
          </table:table-cell>
          <table:table-cell office:value-type="float" office:value="724302.4986" calcext:value-type="float">
            <text:p>724302.4986</text:p>
          </table:table-cell>
          <table:table-cell office:value-type="float" office:value="5623.89" calcext:value-type="float">
            <text:p>5623.8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vjZ 8c0IAA9pb</text:p>
          </table:table-cell>
          <table:table-cell office:value-type="string" calcext:value-type="string">
            <text:p>21-718-776-6950</text:p>
          </table:table-cell>
          <table:table-cell office:value-type="string" calcext:value-type="string">
            <text:p><text:s/>according to the slyly pending accounts are alongside of the </text:p>
          </table:table-cell>
          <table:table-cell table:number-columns-repeated="2"/>
        </table:table-row>
        <table:table-row table:style-name="ro1">
          <table:table-cell office:value-type="float" office:value="225163" calcext:value-type="float">
            <text:p>225163</text:p>
          </table:table-cell>
          <table:table-cell office:value-type="string" calcext:value-type="string">
            <text:p>Customer#000225163</text:p>
          </table:table-cell>
          <table:table-cell office:value-type="float" office:value="708825.5137" calcext:value-type="float">
            <text:p>708825.5137</text:p>
          </table:table-cell>
          <table:table-cell office:value-type="float" office:value="7599.55" calcext:value-type="float">
            <text:p>7599.55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zwVK7DgQIS5 uY AAjAc4JK</text:p>
          </table:table-cell>
          <table:table-cell office:value-type="string" calcext:value-type="string">
            <text:p>26-230-920-7291</text:p>
          </table:table-cell>
          <table:table-cell office:value-type="string" calcext:value-type="string">
            <text:p>kages sleep furiously against the slyly ironic accounts. express, regular excuses sleep blithely</text:p>
          </table:table-cell>
          <table:table-cell table:number-columns-repeated="2"/>
        </table:table-row>
        <table:table-row table:style-name="ro1">
          <table:table-cell office:value-type="float" office:value="160942" calcext:value-type="float">
            <text:p>160942</text:p>
          </table:table-cell>
          <table:table-cell office:value-type="string" calcext:value-type="string">
            <text:p>Customer#000160942</text:p>
          </table:table-cell>
          <table:table-cell office:value-type="float" office:value="686097.0825" calcext:value-type="float">
            <text:p>686097.0825</text:p>
          </table:table-cell>
          <table:table-cell office:value-type="float" office:value="5330.73" calcext:value-type="float">
            <text:p>5330.7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4,S PIofF,rduJIZ7m,6QQ4bAYRg ,jcf7</text:p>
          </table:table-cell>
          <table:table-cell office:value-type="string" calcext:value-type="string">
            <text:p>12-407-927-9496</text:p>
          </table:table-cell>
          <table:table-cell office:value-type="string" calcext:value-type="string">
            <text:p>egular theodolites. excuses wake blithely. carefully ironic theodolites ab</text:p>
          </table:table-cell>
          <table:table-cell table:number-columns-repeated="2"/>
        </table:table-row>
        <table:table-row table:style-name="ro1">
          <table:table-cell office:value-type="float" office:value="232039" calcext:value-type="float">
            <text:p>232039</text:p>
          </table:table-cell>
          <table:table-cell office:value-type="string" calcext:value-type="string">
            <text:p>Customer#000232039</text:p>
          </table:table-cell>
          <table:table-cell office:value-type="float" office:value="682496.1116" calcext:value-type="float">
            <text:p>682496.1116</text:p>
          </table:table-cell>
          <table:table-cell office:value-type="float" office:value="5989.59" calcext:value-type="float">
            <text:p>5989.5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LFAZR5d1mNhTkm,b475ihzs2pcbNnrzvpUW</text:p>
          </table:table-cell>
          <table:table-cell office:value-type="string" calcext:value-type="string">
            <text:p>11-372-320-3618</text:p>
          </table:table-cell>
          <table:table-cell office:value-type="string" calcext:value-type="string">
            <text:p><text:s/>haggle slyly blithely even instructi</text:p>
          </table:table-cell>
          <table:table-cell table:number-columns-repeated="2"/>
        </table:table-row>
        <table:table-row table:style-name="ro1">
          <table:table-cell office:value-type="float" office:value="279625" calcext:value-type="float">
            <text:p>279625</text:p>
          </table:table-cell>
          <table:table-cell office:value-type="string" calcext:value-type="string">
            <text:p>Customer#000279625</text:p>
          </table:table-cell>
          <table:table-cell office:value-type="float" office:value="666688.122" calcext:value-type="float">
            <text:p>666688.122</text:p>
          </table:table-cell>
          <table:table-cell office:value-type="float" office:value="-188.88" calcext:value-type="float">
            <text:p>-188.8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sKzDSBdX1X1JlGxqaBkX0CPM4wSGJSzzW1530L</text:p>
          </table:table-cell>
          <table:table-cell office:value-type="string" calcext:value-type="string">
            <text:p>31-118-149-3219</text:p>
          </table:table-cell>
          <table:table-cell office:value-type="string" calcext:value-type="string">
            <text:p>silent requests solve fluffily-- pending packages around the slyly silent instructions cajole fluffily </text:p>
          </table:table-cell>
          <table:table-cell table:number-columns-repeated="2"/>
        </table:table-row>
        <table:table-row table:style-name="ro1">
          <table:table-cell office:value-type="float" office:value="92902" calcext:value-type="float">
            <text:p>92902</text:p>
          </table:table-cell>
          <table:table-cell office:value-type="string" calcext:value-type="string">
            <text:p>Customer#000092902</text:p>
          </table:table-cell>
          <table:table-cell office:value-type="float" office:value="641735.0478" calcext:value-type="float">
            <text:p>641735.0478</text:p>
          </table:table-cell>
          <table:table-cell office:value-type="float" office:value="3197.42" calcext:value-type="float">
            <text:p>3197.4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yWqNkAnbZtz7urK9Jh21nXJW WYH EKxWs</text:p>
          </table:table-cell>
          <table:table-cell office:value-type="string" calcext:value-type="string">
            <text:p>33-322-295-2003</text:p>
          </table:table-cell>
          <table:table-cell office:value-type="string" calcext:value-type="string">
            <text:p>fix furiously final theodolites. slyly express notorn</text:p>
          </table:table-cell>
          <table:table-cell table:number-columns-repeated="2"/>
        </table:table-row>
        <table:table-row table:style-name="ro1">
          <table:table-cell office:value-type="float" office:value="181606" calcext:value-type="float">
            <text:p>181606</text:p>
          </table:table-cell>
          <table:table-cell office:value-type="string" calcext:value-type="string">
            <text:p>Customer#000181606</text:p>
          </table:table-cell>
          <table:table-cell office:value-type="float" office:value="636728.2756" calcext:value-type="float">
            <text:p>636728.2756</text:p>
          </table:table-cell>
          <table:table-cell office:value-type="float" office:value="7026.95" calcext:value-type="float">
            <text:p>7026.95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,P1reHB,Xr v5zJQ</text:p>
          </table:table-cell>
          <table:table-cell office:value-type="string" calcext:value-type="string">
            <text:p>20-720-987-4741</text:p>
          </table:table-cell>
          <table:table-cell office:value-type="string" calcext:value-type="string">
            <text:p>ses would sleep ironic, blithe accounts. fluffily pending</text:p>
          </table:table-cell>
          <table:table-cell table:number-columns-repeated="2"/>
        </table:table-row>
        <table:table-row table:style-name="ro1">
          <table:table-cell office:value-type="float" office:value="79363" calcext:value-type="float">
            <text:p>79363</text:p>
          </table:table-cell>
          <table:table-cell office:value-type="string" calcext:value-type="string">
            <text:p>Customer#000079363</text:p>
          </table:table-cell>
          <table:table-cell office:value-type="float" office:value="633153.2507" calcext:value-type="float">
            <text:p>633153.2507</text:p>
          </table:table-cell>
          <table:table-cell office:value-type="float" office:value="4773.27" calcext:value-type="float">
            <text:p>4773.27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Ctz1MRBR3C,Sl</text:p>
          </table:table-cell>
          <table:table-cell office:value-type="string" calcext:value-type="string">
            <text:p>12-590-230-7794</text:p>
          </table:table-cell>
          <table:table-cell office:value-type="string" calcext:value-type="string">
            <text:p>y regular courts. theodolites</text:p>
          </table:table-cell>
          <table:table-cell table:number-columns-repeated="2"/>
        </table:table-row>
        <table:table-row table:style-name="ro1">
          <table:table-cell office:value-type="float" office:value="126583" calcext:value-type="float">
            <text:p>126583</text:p>
          </table:table-cell>
          <table:table-cell office:value-type="string" calcext:value-type="string">
            <text:p>Customer#000126583</text:p>
          </table:table-cell>
          <table:table-cell office:value-type="float" office:value="632987.6829" calcext:value-type="float">
            <text:p>632987.6829</text:p>
          </table:table-cell>
          <table:table-cell office:value-type="float" office:value="9562.97" calcext:value-type="float">
            <text:p>9562.9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KdNo5QEQFE8M</text:p>
          </table:table-cell>
          <table:table-cell office:value-type="string" calcext:value-type="string">
            <text:p>11-468-196-5604</text:p>
          </table:table-cell>
          <table:table-cell office:value-type="string" calcext:value-type="string">
            <text:p><text:s/>final, special gifts cajole along the fluffily regu</text:p>
          </table:table-cell>
          <table:table-cell table:number-columns-repeated="2"/>
        </table:table-row>
        <table:table-row table:style-name="ro1">
          <table:table-cell office:value-type="float" office:value="105877" calcext:value-type="float">
            <text:p>105877</text:p>
          </table:table-cell>
          <table:table-cell office:value-type="string" calcext:value-type="string">
            <text:p>Customer#000105877</text:p>
          </table:table-cell>
          <table:table-cell office:value-type="float" office:value="631361.4444" calcext:value-type="float">
            <text:p>631361.4444</text:p>
          </table:table-cell>
          <table:table-cell office:value-type="float" office:value="3644.1" calcext:value-type="float">
            <text:p>3644.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uvaiLKrb1NZRvxjfQoQ1CR1cGMdEV</text:p>
          </table:table-cell>
          <table:table-cell office:value-type="string" calcext:value-type="string">
            <text:p>33-671-759-6620</text:p>
          </table:table-cell>
          <table:table-cell office:value-type="string" calcext:value-type="string">
            <text:p>s. even, ironic deposits wake furiously! fluffily express p</text:p>
          </table:table-cell>
          <table:table-cell table:number-columns-repeated="2"/>
        </table:table-row>
        <table:table-row table:style-name="ro1">
          <table:table-cell office:value-type="float" office:value="75937" calcext:value-type="float">
            <text:p>75937</text:p>
          </table:table-cell>
          <table:table-cell office:value-type="string" calcext:value-type="string">
            <text:p>Customer#000075937</text:p>
          </table:table-cell>
          <table:table-cell office:value-type="float" office:value="628333.9123" calcext:value-type="float">
            <text:p>628333.9123</text:p>
          </table:table-cell>
          <table:table-cell office:value-type="float" office:value="6174.71" calcext:value-type="float">
            <text:p>6174.7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G4dG3G 6Re9y8TqGyZ8F4M4w7LXN</text:p>
          </table:table-cell>
          <table:table-cell office:value-type="string" calcext:value-type="string">
            <text:p>13-182-441-1861</text:p>
          </table:table-cell>
          <table:table-cell office:value-type="string" calcext:value-type="string">
            <text:p>g the furiously pending accounts promise slyly dolphins. dependencies alongside of the flu</text:p>
          </table:table-cell>
          <table:table-cell table:number-columns-repeated="2"/>
        </table:table-row>
        <table:table-row table:style-name="ro1">
          <table:table-cell office:value-type="float" office:value="92311" calcext:value-type="float">
            <text:p>92311</text:p>
          </table:table-cell>
          <table:table-cell office:value-type="string" calcext:value-type="string">
            <text:p>Customer#000092311</text:p>
          </table:table-cell>
          <table:table-cell office:value-type="float" office:value="623792.5308" calcext:value-type="float">
            <text:p>623792.5308</text:p>
          </table:table-cell>
          <table:table-cell office:value-type="float" office:value="8149.95" calcext:value-type="float">
            <text:p>8149.9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NuPRVSm2gEVK4rfpf3XKBE,RbJV6</text:p>
          </table:table-cell>
          <table:table-cell office:value-type="string" calcext:value-type="string">
            <text:p>34-295-302-6553</text:p>
          </table:table-cell>
          <table:table-cell office:value-type="string" calcext:value-type="string">
            <text:p>ages are quickly: fluffily final asymptotes haggle. thin, even deposits affix slyly silent pi</text:p>
          </table:table-cell>
          <table:table-cell table:number-columns-repeated="2"/>
        </table:table-row>
        <table:table-row table:style-name="ro1">
          <table:table-cell office:value-type="float" office:value="203257" calcext:value-type="float">
            <text:p>203257</text:p>
          </table:table-cell>
          <table:table-cell office:value-type="string" calcext:value-type="string">
            <text:p>Customer#000203257</text:p>
          </table:table-cell>
          <table:table-cell office:value-type="float" office:value="620605.234" calcext:value-type="float">
            <text:p>620605.234</text:p>
          </table:table-cell>
          <table:table-cell office:value-type="float" office:value="3640.98" calcext:value-type="float">
            <text:p>3640.98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lrDGiQav50bxiXw,f4zT7q1M0zyID9wy7fy9</text:p>
          </table:table-cell>
          <table:table-cell office:value-type="string" calcext:value-type="string">
            <text:p>26-754-780-3793</text:p>
          </table:table-cell>
          <table:table-cell office:value-type="string" calcext:value-type="string">
            <text:p>t, final accounts use. blithely final deposits alongside of the even </text:p>
          </table:table-cell>
          <table:table-cell table:number-columns-repeated="2"/>
        </table:table-row>
        <table:table-row table:style-name="ro1">
          <table:table-cell office:value-type="float" office:value="144478" calcext:value-type="float">
            <text:p>144478</text:p>
          </table:table-cell>
          <table:table-cell office:value-type="string" calcext:value-type="string">
            <text:p>Customer#000144478</text:p>
          </table:table-cell>
          <table:table-cell office:value-type="float" office:value="620060.7381" calcext:value-type="float">
            <text:p>620060.7381</text:p>
          </table:table-cell>
          <table:table-cell office:value-type="float" office:value="6408.53" calcext:value-type="float">
            <text:p>6408.53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rKMlSH9sUSd</text:p>
          </table:table-cell>
          <table:table-cell office:value-type="string" calcext:value-type="string">
            <text:p>20-412-473-2982</text:p>
          </table:table-cell>
          <table:table-cell office:value-type="string" calcext:value-type="string">
            <text:p>ent deposits according to the </text:p>
          </table:table-cell>
          <table:table-cell table:number-columns-repeated="2"/>
        </table:table-row>
        <table:table-row table:style-name="ro1">
          <table:table-cell office:value-type="float" office:value="247690" calcext:value-type="float">
            <text:p>247690</text:p>
          </table:table-cell>
          <table:table-cell office:value-type="string" calcext:value-type="string">
            <text:p>Customer#000247690</text:p>
          </table:table-cell>
          <table:table-cell office:value-type="float" office:value="617089.7371" calcext:value-type="float">
            <text:p>617089.7371</text:p>
          </table:table-cell>
          <table:table-cell office:value-type="float" office:value="1660.45" calcext:value-type="float">
            <text:p>1660.45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tQFYV35UWop3paod56U</text:p>
          </table:table-cell>
          <table:table-cell office:value-type="string" calcext:value-type="string">
            <text:p>25-700-708-5987</text:p>
          </table:table-cell>
          <table:table-cell office:value-type="string" calcext:value-type="string">
            <text:p>affix slyly. warthogs use furiously am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9"/>
        </table:table-row>
        <table:table-row table:style-name="ro1">
          <table:table-cell office:value-type="float" office:value="329355" calcext:value-type="float">
            <text:p>329355</text:p>
          </table:table-cell>
          <table:table-cell table:style-name="ce1" office:value-type="float" office:value="19679082.72" calcext:value-type="float">
            <text:p>1.97E+07</text:p>
          </table:table-cell>
          <table:table-cell table:number-columns-repeated="8"/>
        </table:table-row>
        <table:table-row table:style-name="ro1">
          <table:table-cell office:value-type="float" office:value="182657" calcext:value-type="float">
            <text:p>182657</text:p>
          </table:table-cell>
          <table:table-cell table:style-name="ce1" office:value-type="float" office:value="19120374.33" calcext:value-type="float">
            <text:p>1.91E+07</text:p>
          </table:table-cell>
          <table:table-cell table:number-columns-repeated="8"/>
        </table:table-row>
        <table:table-row table:style-name="ro1">
          <table:table-cell office:value-type="float" office:value="233511" calcext:value-type="float">
            <text:p>233511</text:p>
          </table:table-cell>
          <table:table-cell table:style-name="ce1" office:value-type="float" office:value="18700915.31" calcext:value-type="float">
            <text:p>1.87E+07</text:p>
          </table:table-cell>
          <table:table-cell table:number-columns-repeated="8"/>
        </table:table-row>
        <table:table-row table:style-name="ro1">
          <table:table-cell office:value-type="float" office:value="178583" calcext:value-type="float">
            <text:p>178583</text:p>
          </table:table-cell>
          <table:table-cell table:style-name="ce1" office:value-type="float" office:value="17833932.42" calcext:value-type="float">
            <text:p>1.78E+07</text:p>
          </table:table-cell>
          <table:table-cell table:number-columns-repeated="8"/>
        </table:table-row>
        <table:table-row table:style-name="ro1">
          <table:table-cell office:value-type="float" office:value="102936" calcext:value-type="float">
            <text:p>102936</text:p>
          </table:table-cell>
          <table:table-cell table:style-name="ce1" office:value-type="float" office:value="16982284.2" calcext:value-type="float">
            <text:p>1.70E+07</text:p>
          </table:table-cell>
          <table:table-cell table:number-columns-repeated="8"/>
        </table:table-row>
        <table:table-row table:style-name="ro1">
          <table:table-cell office:value-type="float" office:value="283466" calcext:value-type="float">
            <text:p>283466</text:p>
          </table:table-cell>
          <table:table-cell table:style-name="ce1" office:value-type="float" office:value="16634140.57" calcext:value-type="float">
            <text:p>1.66E+07</text:p>
          </table:table-cell>
          <table:table-cell table:number-columns-repeated="8"/>
        </table:table-row>
        <table:table-row table:style-name="ro1">
          <table:table-cell office:value-type="float" office:value="35615" calcext:value-type="float">
            <text:p>35615</text:p>
          </table:table-cell>
          <table:table-cell table:style-name="ce1" office:value-type="float" office:value="16459995.21" calcext:value-type="float">
            <text:p>1.65E+07</text:p>
          </table:table-cell>
          <table:table-cell table:number-columns-repeated="8"/>
        </table:table-row>
        <table:table-row table:style-name="ro1">
          <table:table-cell office:value-type="float" office:value="259008" calcext:value-type="float">
            <text:p>259008</text:p>
          </table:table-cell>
          <table:table-cell table:style-name="ce1" office:value-type="float" office:value="16389836.01" calcext:value-type="float">
            <text:p>1.64E+07</text:p>
          </table:table-cell>
          <table:table-cell table:number-columns-repeated="8"/>
        </table:table-row>
        <table:table-row table:style-name="ro1">
          <table:table-cell office:value-type="float" office:value="235521" calcext:value-type="float">
            <text:p>235521</text:p>
          </table:table-cell>
          <table:table-cell table:style-name="ce1" office:value-type="float" office:value="16094066.5" calcext:value-type="float">
            <text:p>1.61E+07</text:p>
          </table:table-cell>
          <table:table-cell table:number-columns-repeated="8"/>
        </table:table-row>
        <table:table-row table:style-name="ro1">
          <table:table-cell office:value-type="float" office:value="109933" calcext:value-type="float">
            <text:p>109933</text:p>
          </table:table-cell>
          <table:table-cell table:style-name="ce1" office:value-type="float" office:value="16024871.36" calcext:value-type="float">
            <text:p>1.60E+0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L</text:p>
          </table:table-cell>
          <table:table-cell office:value-type="float" office:value="12374" calcext:value-type="float">
            <text:p>12374</text:p>
          </table:table-cell>
          <table:table-cell office:value-type="float" office:value="18479" calcext:value-type="float">
            <text:p>18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 AIR</text:p>
          </table:table-cell>
          <table:table-cell office:value-type="float" office:value="12504" calcext:value-type="float">
            <text:p>12504</text:p>
          </table:table-cell>
          <table:table-cell office:value-type="float" office:value="18919" calcext:value-type="float">
            <text:p>1891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2" calcext:value-type="float">
            <text:p>1000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116" calcext:value-type="float">
            <text:p>1311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48" calcext:value-type="float">
            <text:p>1304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19" calcext:value-type="float">
            <text:p>1241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01" calcext:value-type="float">
            <text:p>1170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51" calcext:value-type="float">
            <text:p>113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46" calcext:value-type="float">
            <text:p>994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30" calcext:value-type="float">
            <text:p>933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15" calcext:value-type="float">
            <text:p>93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24" calcext:value-type="float">
            <text:p>922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33" calcext:value-type="float">
            <text:p>903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79" calcext:value-type="float">
            <text:p>897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37" calcext:value-type="float">
            <text:p>893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24" calcext:value-type="float">
            <text:p>892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46" calcext:value-type="float">
            <text:p>874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79" calcext:value-type="float">
            <text:p>847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90" calcext:value-type="float">
            <text:p>749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07" calcext:value-type="float">
            <text:p>660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70" calcext:value-type="float">
            <text:p>647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80" calcext:value-type="float">
            <text:p>538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2" calcext:value-type="float">
            <text:p>415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11" calcext:value-type="float">
            <text:p>391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76" calcext:value-type="float">
            <text:p>317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9" calcext:value-type="float">
            <text:p>234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39" calcext:value-type="float">
            <text:p>163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63" calcext:value-type="float">
            <text:p>11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" calcext:value-type="float">
            <text:p>793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8" calcext:value-type="float">
            <text:p>44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9"/>
        </table:table-row>
        <table:table-row table:style-name="ro1">
          <table:table-cell office:value-type="float" office:value="16.3923064218862" calcext:value-type="float">
            <text:p>16.392306421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Supplier#000001795</text:p>
          </table:table-cell>
          <table:table-cell office:value-type="string" calcext:value-type="string">
            <text:p>wmxB8RWp0XJpNqekpZEsHaD</text:p>
          </table:table-cell>
          <table:table-cell office:value-type="string" calcext:value-type="string">
            <text:p>19-853-380-2417</text:p>
          </table:table-cell>
          <table:table-cell office:value-type="float" office:value="1995249.2866" calcext:value-type="float">
            <text:p>1995249.286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ch_orc_2.q16_tmp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7</text:p>
          </table:table-cell>
          <table:table-cell table:number-columns-repeated="9"/>
        </table:table-row>
        <table:table-row table:style-name="ro1">
          <table:table-cell office:value-type="float" office:value="643707.552857143" calcext:value-type="float">
            <text:p>643707.5528571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ch_orc_2.q18_large_volume_customer_cache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ch_orc_2.q19_discounted_revenu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ch_orc_2.q20_potential_part_promo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plier#000015634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1469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3329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578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778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24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7889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492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6433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6857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427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61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3294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394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4477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5235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561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761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985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1444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1612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6771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7334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928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66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566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5755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62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39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996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0026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048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059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267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4623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4759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532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6149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6188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716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7283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753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889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105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139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519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6326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7417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702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71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9179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007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0089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2447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2691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418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439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453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5319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548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5518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590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658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8178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35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63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68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070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115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143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203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235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254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326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367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410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416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447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628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638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711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729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78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28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3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398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855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954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09648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012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034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078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186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251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309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434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455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5084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514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lier#000015508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1" calcext:value-type="float">
            <text:p>1761</text:p>
          </table:table-cell>
          <table:table-cell table:style-name="ce1" office:value-type="float" office:value="13282790.45" calcext:value-type="float">
            <text:p>1.33E+0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4" calcext:value-type="float">
            <text:p>1834</text:p>
          </table:table-cell>
          <table:table-cell table:style-name="ce1" office:value-type="float" office:value="13738217.03" calcext:value-type="float">
            <text:p>1.37E+0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3" calcext:value-type="float">
            <text:p>1923</text:p>
          </table:table-cell>
          <table:table-cell table:style-name="ce1" office:value-type="float" office:value="14453573.78" calcext:value-type="float">
            <text:p>1.45E+07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5" calcext:value-type="float">
            <text:p>1805</text:p>
          </table:table-cell>
          <table:table-cell table:style-name="ce1" office:value-type="float" office:value="13566537.4" calcext:value-type="float">
            <text:p>1.36E+0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59" calcext:value-type="float">
            <text:p>1859</text:p>
          </table:table-cell>
          <table:table-cell table:style-name="ce1" office:value-type="float" office:value="13932466.16" calcext:value-type="float">
            <text:p>1.39E+0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57" calcext:value-type="float">
            <text:p>1857</text:p>
          </table:table-cell>
          <table:table-cell table:style-name="ce1" office:value-type="float" office:value="13875290.88" calcext:value-type="float">
            <text:p>1.39E+0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28" calcext:value-type="float">
            <text:p>1828</text:p>
          </table:table-cell>
          <table:table-cell table:style-name="ce1" office:value-type="float" office:value="13575454.94" calcext:value-type="float">
            <text:p>1.36E+0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2:05:58.236815221</meta:creation-date>
    <dc:date>2017-06-26T22:58:02.249620847</dc:date>
    <meta:editing-duration>PT10M43S</meta:editing-duration>
    <meta:editing-cycles>2</meta:editing-cycles>
    <meta:generator>LibreOffice/5.1.6.2$Linux_X86_64 LibreOffice_project/10m0$Build-2</meta:generator>
    <meta:document-statistic meta:table-count="2" meta:cell-count="1437" meta:object-count="0"/>
  </office:meta>
</office:document-meta>
</file>